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S Shell Dlg" svg:font-family="'MS Shell Dlg'"/>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837cm" fo:margin-left="1.247cm" fo:margin-right="9.915cm" table:align="margins"/>
    </style:style>
    <style:style style:name="Table1.A" style:family="table-column">
      <style:table-column-properties style:column-width="5.837cm" style:rel-column-width="3309*"/>
    </style:style>
    <style:style style:name="Table1.A1" style:family="table-cell">
      <style:table-cell-properties style:vertical-align="middle" fo:background-color="#ffffff" fo:padding="0.079cm" fo:border="0.035cm solid #808080">
        <style:background-image/>
      </style:table-cell-properties>
    </style:style>
    <style:style style:name="P1" style:family="paragraph" style:parent-style-name="Standard">
      <style:paragraph-properties fo:text-align="start" style:justify-single-word="false" style:text-autospace="none"/>
      <style:text-properties fo:color="#000000" style:font-name="Arial" fo:font-size="10pt" fo:background-color="#ffffff" style:font-name-asian="Arial1" style:font-size-asian="10pt" style:font-name-complex="Arial1" style:font-size-complex="10pt"/>
    </style:style>
    <style:style style:name="P2" style:family="paragraph" style:parent-style-name="Standard">
      <style:paragraph-properties fo:text-align="start" style:justify-single-word="false" style:text-autospace="none"/>
      <style:text-properties fo:color="#ffffff" style:font-name="Arial" fo:font-size="10pt" fo:font-weight="bold" style:font-name-asian="Arial1" style:font-size-asian="10pt" style:font-weight-asian="bold" style:font-name-complex="Arial1" style:font-size-complex="10pt" style:font-weight-complex="bold"/>
    </style:style>
    <style:style style:name="P3" style:family="paragraph" style:parent-style-name="Standard">
      <style:paragraph-properties fo:text-align="start" style:justify-single-word="false" style:text-autospace="none"/>
      <style:text-properties fo:color="#ffffff" style:font-name="Arial" fo:font-size="10pt" fo:font-weight="bold" fo:background-color="#804c19" style:font-name-asian="Arial1" style:font-size-asian="10pt" style:font-weight-asian="bold" style:font-name-complex="Arial1" style:font-size-complex="10pt" style:font-weight-complex="bold"/>
    </style:style>
    <style:style style:name="P4" style:family="paragraph" style:parent-style-name="Standard">
      <style:paragraph-properties fo:text-align="start" style:justify-single-word="false" style:text-autospace="none"/>
      <style:text-properties fo:color="#ffffff" style:font-name="Arial" fo:font-size="10pt" fo:background-color="#804c19" style:font-name-asian="Arial1" style:font-size-asian="10pt" style:font-name-complex="Arial1" style:font-size-complex="10pt"/>
    </style:style>
    <style:style style:name="P5" style:family="paragraph" style:parent-style-name="Standard">
      <style:paragraph-properties fo:text-align="start" style:justify-single-word="false" style:text-autospace="none"/>
      <style:text-properties style:font-name="Arial" fo:font-size="10pt" style:font-size-asian="10pt" style:font-size-complex="10pt"/>
    </style:style>
    <style:style style:name="P6" style:family="paragraph" style:parent-style-name="Text_20_body">
      <style:text-properties style:font-name="Arial" fo:font-size="10pt" style:font-size-asian="10pt" style:font-size-complex="10pt"/>
    </style:style>
    <style:style style:name="P7" style:family="paragraph" style:parent-style-name="Text_20_body" style:list-style-name="L1">
      <style:text-properties style:font-name="Arial" fo:font-size="10pt" style:font-size-asian="10pt" style:font-size-complex="10pt"/>
    </style:style>
    <style:style style:name="P8" style:family="paragraph" style:parent-style-name="Text_20_body" style:list-style-name="L2">
      <style:text-properties style:font-name="Arial" fo:font-size="10pt" style:font-size-asian="10pt" style:font-size-complex="10pt"/>
    </style:style>
    <style:style style:name="P9" style:family="paragraph" style:parent-style-name="Text_20_body">
      <style:paragraph-properties fo:text-align="start" style:justify-single-word="false" style:text-autospace="none"/>
      <style:text-properties fo:color="#000000" style:font-name="Arial" fo:font-size="10pt" fo:background-color="#ffffff" style:font-name-asian="Arial1" style:font-size-asian="10pt" style:font-name-complex="Arial1" style:font-size-complex="10pt"/>
    </style:style>
    <style:style style:name="P10" style:family="paragraph" style:parent-style-name="Text_20_body">
      <style:paragraph-properties fo:margin-top="0cm" fo:margin-bottom="0cm"/>
      <style:text-properties style:font-name="Arial" fo:font-size="10pt" style:font-size-asian="10pt" style:font-size-complex="10pt"/>
    </style:style>
    <style:style style:name="P11" style:family="paragraph" style:parent-style-name="Text_20_body" style:list-style-name="L1">
      <style:paragraph-properties fo:margin-top="0cm" fo:margin-bottom="0cm"/>
      <style:text-properties style:font-name="Arial" fo:font-size="10pt" style:font-size-asian="10pt" style:font-size-complex="10pt"/>
    </style:style>
    <style:style style:name="P12" style:family="paragraph" style:parent-style-name="Text_20_body" style:list-style-name="L1">
      <style:paragraph-properties fo:margin-top="0cm" fo:margin-bottom="0cm"/>
      <style:text-properties style:font-name="Arial" fo:font-size="10pt" style:font-size-asian="10pt" style:font-size-complex="10pt"/>
    </style:style>
    <style:style style:name="P13" style:family="paragraph" style:parent-style-name="Text_20_body" style:list-style-name="L2">
      <style:paragraph-properties fo:margin-top="0cm" fo:margin-bottom="0cm"/>
      <style:text-properties style:font-name="Arial" fo:font-size="10pt" style:font-size-asian="10pt" style:font-size-complex="10pt"/>
    </style:style>
    <style:style style:name="P14" style:family="paragraph" style:parent-style-name="Text_20_body" style:list-style-name="L2">
      <style:paragraph-properties fo:margin-top="0cm" fo:margin-bottom="0cm"/>
      <style:text-properties style:font-name="Arial" fo:font-size="10pt" style:font-size-asian="10pt" style:font-size-complex="10pt"/>
    </style:style>
    <style:style style:name="P15" style:family="paragraph" style:parent-style-name="Heading_20_3">
      <style:paragraph-properties fo:text-align="start" style:justify-single-word="false" style:text-autospace="none"/>
      <style:text-properties fo:color="#000000" style:font-name="Arial" fo:font-size="10pt" fo:background-color="#ffffff" style:font-name-asian="Arial1" style:font-size-asian="10pt" style:font-name-complex="Arial1" style:font-size-complex="10pt"/>
    </style:style>
    <style:style style:name="P16" style:family="paragraph" style:parent-style-name="Heading_20_3">
      <style:text-properties style:font-name="Arial" fo:font-size="10pt" style:font-size-asian="10pt" style:font-size-complex="10pt"/>
    </style:style>
    <style:style style:name="P17" style:family="paragraph" style:parent-style-name="Heading_20_3">
      <style:paragraph-properties fo:text-align="start" style:justify-single-word="false" style:text-autospace="none"/>
      <style:text-properties style:font-name="Arial" fo:font-size="10pt" style:font-size-asian="10pt" style:font-size-complex="10pt"/>
    </style:style>
    <style:style style:name="P18" style:family="paragraph" style:parent-style-name="Table_20_Contents">
      <style:paragraph-properties fo:text-align="start" style:justify-single-word="false" fo:padding="0cm" fo:border="none"/>
    </style:style>
    <style:style style:name="T1" style:family="text">
      <style:text-properties style:font-name="Arial" fo:font-size="10pt" style:font-size-asian="10pt" style:font-size-complex="10pt"/>
    </style:style>
    <style:style style:name="T2" style:family="text">
      <style:text-properties fo:color="#00ae00" style:font-name="Arial" fo:font-size="10pt" style:font-size-asian="10pt" style:font-size-complex="10pt"/>
    </style:style>
    <style:style style:name="T3" style:family="text">
      <style:text-properties style:font-name="MS Shell Dlg" fo:font-size="14pt" style:font-name-asian="MS Shell Dlg" style:font-size-asian="14pt" style:font-name-complex="MS Shell Dlg" style:font-size-complex="14pt"/>
    </style:style>
    <style:style style:name="T4" style:family="text">
      <style:text-properties fo:font-size="14pt" style:font-name-asian="MS Shell Dlg" style:font-size-asian="14pt" style:font-name-complex="MS Shell Dlg" style:font-size-complex="14pt"/>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ctifs :</text:p>
      <text:p text:style-name="P1">Formation : <text:span text:style-name="T4">Publicité sur internet </text:span></text:p>
      <text:p text:style-name="P1">1 Journée: 590 Euros</text:p>
      <text:p text:style-name="P4"/>
      <text:p text:style-name="P4"/>
      <text:p text:style-name="P4">Contexte <text:s text:c="157"/></text:p>
      <text:p text:style-name="P9"/>
      <text:h text:style-name="P15" text:outline-level="3">Adwords, Qu'est ce que c'est ? </text:h>
      <text:p text:style-name="P6">Contraction de 2 mots: "ad" ou "advertissement" ( publicité) plus "words" (les mots): Adwords est la régie de publicité de google. Elle permet de lancer et gérer des campagnes de publicité.<text:line-break/>Adwords , peut être rapidement très efficace, particulièrement ciblé, avec des coûts relativement faibles (A partir d'un Euro par jour). <text:line-break/>Mais surtout, Adwords donne aux petites et moyennes entreprises les mêmes moyens marketing qu’aux gros annonceurs. <text:line-break/>La création de publicité sur adwords se fait en ligne. </text:p>
      <text:p text:style-name="P6">Exemple </text:p>
      <text:p text:style-name="P6">Supposons, vous êtes plombier dans une petite ville à Mazamet. </text:p>
      <text:list text:style-name="L1">
        <text:list-item>
          <text:p text:style-name="P11">Vous rédigez une annonce: </text:p>
        </text:list-item>
      </text:list>
      <table:table table:name="Table1" table:style-name="Table1">
        <table:table-column table:style-name="Table1.A"/>
        <table:table-row>
          <table:table-cell table:style-name="Table1.A1" office:value-type="string">
            <text:p text:style-name="P18"><text:a xlink:type="simple" xlink:href="http://smnet.free.fr/" office:target-frame-name="_blank" xlink:show="new"><text:span text:style-name="T1">Plombier</text:span></text:a><text:span text:style-name="T1"> <text:line-break/>Dépannage immédiat <text:line-break/>Mazamet<text:line-break/></text:span><text:span text:style-name="T2">www.plombier-de-mazamet.fr </text:span></text:p>
          </table:table-cell>
        </table:table-row>
      </table:table>
      <text:list text:style-name="L1">
        <text:list-item>
          <text:p text:style-name="P11">Vous précisez dans quelle condition cette annonce sera "affichée": Par exemple sur des requêtes du moteur de recherche provenant de Mazamet et comportant comme mot clé "plombier" et "dépannage". </text:p>
        </text:list-item>
        <text:list-item>
          <text:p text:style-name="P7">Vous précisez le prix maximum que vous voulez y mettre . (exemple: 0,10 Euros par clic ) et votre budget maximum (2 euros par jours). Cela vous fait 20 visites par jour sur votre site. (Ou bien cela ne vous coûte rien.), par des gens habitant Mazamet, et recherchant un plombier. Cela devrait générer plusieurs appels de gens recherchant un plombier pour un dépannage, et donc plusieurs <text:s/>missions de dépannage. </text:p>
        </text:list-item>
      </text:list>
      <text:p text:style-name="P1"/>
      <text:p text:style-name="P1"/>
      <text:p text:style-name="P4">Objectifs <text:s text:c="156"/></text:p>
      <text:p text:style-name="P1">L'objectif de cette formation est de permettre aux auditeurs de devenir autonomes avec les outils adwords, et de pouvoir à l'issue du stage lancer une campagne de publicité ciblée et performante. <text:line-break/>Pour cela, la formation est illustrée par de nombreux exemples pratiques et études de cas. </text:p>
      <text:p text:style-name="P1"/>
      <text:p text:style-name="P1"/>
      <text:p text:style-name="P3">Participants : <text:s text:c="147"/></text:p>
      <text:p text:style-name="P1">Cette formation s'adresse aux responsables commerciaux de petites entreprises ou de très petites entreprises, désirant pouvoir utiliser adwords pour lancer des campagnes de publicité.</text:p>
      <text:list text:style-name="L2">
        <text:list-item>
          <text:p text:style-name="P13">Responsables de PME, </text:p>
        </text:list-item>
        <text:list-item>
          <text:p text:style-name="P13">Responsables commerciaux </text:p>
        </text:list-item>
        <text:list-item>
          <text:p text:style-name="P8">Consultants marketing </text:p>
        </text:list-item>
      </text:list>
      <text:p text:style-name="P1"/>
      <text:p text:style-name="P4">Programme: <text:s text:c="151"/></text:p>
      <text:h text:style-name="P17" text:outline-level="3" text:is-list-header="true">Introduction </text:h>
      <text:p text:style-name="P6">Présentation de la publicité en ligne.<text:line-break/>google et ses concurrents (Yahoo ....)</text:p>
      <text:h text:style-name="P16" text:outline-level="3" text:is-list-header="true">Les principes:</text:h>
      <text:p text:style-name="P6">CPC Coûts par click</text:p>
      <text:h text:style-name="P16" text:outline-level="3"><text:soft-page-break/>Optimiser le ciblage des liens commerciaux :</text:h>
      <text:p text:style-name="P6">Optimiser le ciblage géographique <text:line-break/>Choix des mots clés<text:line-break/>Ciblage par site <text:line-break/>Ciblage temporel</text:p>
      <text:h text:style-name="P16" text:outline-level="3" text:is-list-header="true">Rédiger ses annonces :</text:h>
      <text:p text:style-name="P6">Optimiser ses annonces à l’aide des techniques rédactionnelles <text:line-break/>Rédaction des annonces et taux de transformation final <text:line-break/>Regarder les annonces concurrentes.</text:p>
      <text:h text:style-name="P16" text:outline-level="3" text:is-list-header="true">Fixer ses enchères</text:h>
      <text:p text:style-name="P6">Les méthodes et facteurs de fixation des enchères <text:line-break/>Simulations</text:p>
      <text:h text:style-name="P16" text:outline-level="3" text:is-list-header="true">Le travail sur la landing page</text:h>
      <text:p text:style-name="P6">Les principes d’optimisation </text:p>
      <text:h text:style-name="P16" text:outline-level="3" text:is-list-header="true">L’analyse des résultats de campagne</text:h>
      <text:p text:style-name="P10">Utilisation des rapports <text:line-break/>Mesure de la rentabilité des campagnes.<text:line-break/>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S Shell Dlg" svg:font-family="'MS Shell Dlg'"/>
    <style:font-face style:name="StarSymbol" svg:font-family="Star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Tardremb raguil</meta:initial-creator>
    <meta:creation-date>2007-12-18T19:46:14</meta:creation-date>
    <dc:creator>Tardremb raguil</dc:creator>
    <dc:date>2007-12-23T22:11:54</dc:date>
    <meta:editing-cycles>22</meta:editing-cycles>
    <meta:editing-duration>PT5H24M34S</meta:editing-duration>
    <meta:user-defined meta:name="Info 1"/>
    <meta:user-defined meta:name="Info 2"/>
    <meta:user-defined meta:name="Info 3"/>
    <meta:user-defined meta:name="Info 4"/>
    <meta:document-statistic meta:table-count="1" meta:image-count="0" meta:object-count="0" meta:page-count="2" meta:paragraph-count="34" meta:word-count="386" meta:character-count="3500"/>
  </office:meta>
</office:document-meta>
</file>